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tidighed</text:h>
      <text:p text:style-name="Text_20_body">Relativ tid</text:p>
      <text:p text:style-name="Text_20_body">Synkronis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0:58.39</meta:creation-date>
    <meta:document-statistic meta:table-count="0" meta:image-count="0" meta:object-count="0" meta:page-count="1" meta:paragraph-count="3" meta:word-count="4" meta:character-count="36"/>
    <dc:date>2011-06-03T19:11:29.75</dc:date>
    <meta:editing-duration>PT31S</meta:editing-duration>
    <meta:editing-cycles>1</meta:editing-cycles>
    <meta:generator>OpenOffice.org/3.3$Win32 OpenOffice.org_project/330m20$Build-9567</meta:generator>
  </office:meta>
</office:document-meta>
</file>